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1a4ac" officeooo:paragraph-rsid="0001a4ac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1a4ac" officeooo:paragraph-rsid="0001a4ac" style:font-name-asian="Roboto Light1" style:font-name-complex="Roboto Light1"/>
    </style:style>
    <style:style style:name="P4" style:family="paragraph" style:parent-style-name="Standard">
      <style:text-properties style:font-name="Roboto" fo:font-size="12pt" officeooo:rsid="0001a4ac" officeooo:paragraph-rsid="0001a4ac" style:font-name-asian="Roboto1" style:font-size-asian="12pt" style:font-name-complex="Roboto1" style:font-size-complex="12pt"/>
    </style:style>
    <style:style style:name="T1" style:family="text">
      <style:text-properties officeooo:rsid="0001a4ac"/>
    </style:style>
    <style:style style:name="T2" style:family="text">
      <style:text-properties style:text-position="super 58%" officeooo:rsid="0001a4ac"/>
    </style:style>
    <style:style style:name="T3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Physics 2</text:span> | <text:span text:style-name="T1">3</text:span><text:span text:style-name="T2">rd</text:span><text:span text:style-name="T1"> </text:span>Quarter</text:p>
      <text:p text:style-name="P4">WW2: Electric Potential</text:p>
      <text:p text:style-name="P2">January 24 2022</text:p>
      <text:p text:style-name="P2">Page 79-82</text:p>
      <text:p text:style-name="P2"/>
      <text:list xml:id="list3873045556" text:style-name="L1">
        <text:list-item>
          <text:p text:style-name="P3">--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Two point charges<draw:frame draw:style-name="fr1" draw:name="Object1" text:anchor-type="as-char" svg:y="-0.1484in" svg:width="0.8547in" svg:height="0.2091in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1" draw:name="Object2" text:anchor-type="as-char" svg:y="-0.1484in" svg:width="0.8547in" svg:height="0.2091in" draw:z-index="1"><draw:object xlink:href="./Object 2" xlink:type="simple" xlink:show="embed" xlink:actuate="onLoad"/><draw:image xlink:href="./ObjectReplacements/Object 2" xlink:type="simple" xlink:show="embed" xlink:actuate="onLoad"/></draw:frame>are initially very far apart. They are then brought together, with a final separation of<draw:frame draw:style-name="fr1" draw:name="Object3" text:anchor-type="as-char" svg:y="-0.1484in" svg:width="0.4299in" svg:height="0.1839in" draw:z-index="2"><draw:object xlink:href="./Object 3" xlink:type="simple" xlink:show="embed" xlink:actuate="onLoad"/><draw:image xlink:href="./ObjectReplacements/Object 3" xlink:type="simple" xlink:show="embed" xlink:actuate="onLoad"/></draw:frame>. How much work does it take to bring them together?</text:p>
        </text:list-item>
        <text:list-item>
          <text:p text:style-name="P3">--</text:p>
        </text:list-item>
        <text:list-item>
          <text:p text:style-name="P3">An electron and a proton are a distance<draw:frame draw:style-name="fr1" draw:name="Object4" text:anchor-type="as-char" svg:y="-0.172in" svg:width="1.0799in" svg:height="0.2075in" draw:z-index="3"><draw:object xlink:href="./Object 4" xlink:type="simple" xlink:show="embed" xlink:actuate="onLoad"/><draw:image xlink:href="./ObjectReplacements/Object 4" xlink:type="simple" xlink:show="embed" xlink:actuate="onLoad"/></draw:frame>apart. How much energy is required to increase their separation by a factor of two?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--</text:p>
        </text:list-item>
        <text:list-item>
          <text:p text:style-name="P3">A voltage of<draw:frame draw:style-name="fr1" draw:name="Object5" text:anchor-type="as-char" svg:y="-0.1484in" svg:width="0.3874in" svg:height="0.1839in" draw:z-index="4"><draw:object xlink:href="./Object 5" xlink:type="simple" xlink:show="embed" xlink:actuate="onLoad"/><draw:image xlink:href="./ObjectReplacements/Object 5" xlink:type="simple" xlink:show="embed" xlink:actuate="onLoad"/></draw:frame>is placed on a capacitor with<draw:frame draw:style-name="fr1" draw:name="Object6" text:anchor-type="as-char" svg:y="-0.1484in" svg:width="0.8193in" svg:height="0.1839in" draw:z-index="5"><draw:object xlink:href="./Object 6" xlink:type="simple" xlink:show="embed" xlink:actuate="onLoad"/><draw:image xlink:href="./ObjectReplacements/Object 6" xlink:type="simple" xlink:show="embed" xlink:actuate="onLoad"/></draw:frame>(picofarads).</text:p>
          <text:list>
            <text:list-item>
              <text:p text:style-name="P3">What is the charge on the capacitor?</text:p>
            </text:list-item>
            <text:list-item>
              <text:p text:style-name="P3">How much energy is stored in the capacitor?</text:p>
            </text:list-item>
          </text:list>
        </text:list-item>
        <text:list-item>
          <text:p text:style-name="P3">Three capacitors, all with capacitance<draw:frame draw:style-name="fr1" draw:name="Object7" text:anchor-type="as-char" svg:y="-0.1484in" svg:width="0.1992in" svg:height="0.1839in" draw:z-index="6"><draw:object xlink:href="./Object 7" xlink:type="simple" xlink:show="embed" xlink:actuate="onLoad"/><draw:image xlink:href="./ObjectReplacements/Object 7" xlink:type="simple" xlink:show="embed" xlink:actuate="onLoad"/></draw:frame>, are connected in parallel as shown in Figure B. What is the equivalent capacitance of this combination?</text:p>
        </text:list-item>
        <text:list-item>
          <text:p text:style-name="P3">--</text:p>
        </text:list-item>
        <text:list-item>
          <text:p text:style-name="P3">Three capacitors are connected as showin in Figure D. What is the equivalent capacitanc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title>BAG3 Template</dc:title>
    <meta:creation-date>2022-01-24T11:10:36.728527377</meta:creation-date>
    <meta:editing-duration>PT9M35S</meta:editing-duration>
    <meta:editing-cycles>2</meta:editing-cycles>
    <dc:date>2022-01-24T11:20:00.091176880</dc:date>
    <meta:document-statistic meta:table-count="0" meta:image-count="0" meta:object-count="7" meta:page-count="1" meta:paragraph-count="23" meta:word-count="153" meta:character-count="796" meta:non-whitespace-character-count="685"/>
    <meta:template xlink:type="simple" xlink:actuate="onRequest" xlink:title="BAG3 Template" xlink:href="../../../../../../../../.config/libreoffice/4/user/template/BAG3%20Template.ott" meta:date="2022-01-24T11:10:28.361352663"/>
  </office:meta>
</office:document-meta>
</file>

<file path=Object 1/content.xml><?xml version="1.0" encoding="utf-8"?>
<math xmlns="http://www.w3.org/1998/Math/MathML" display="block">
  <semantics>
    <mrow>
      <mrow>
        <msub>
          <mi>Q</mi>
          <mn>1</mn>
        </msub>
        <mo stretchy="false">=</mo>
        <mn>3.5</mn>
      </mrow>
      <mi>μ</mi>
      <mi>C</mi>
    </mrow>
    <annotation encoding="StarMath 5.0">Q_1=3.5 %mu C</annotation>
  </semantics>
</math>
</file>

<file path=Object 2/content.xml><?xml version="1.0" encoding="utf-8"?>
<math xmlns="http://www.w3.org/1998/Math/MathML" display="block">
  <semantics>
    <mrow>
      <mrow>
        <msub>
          <mi>Q</mi>
          <mn>2</mn>
        </msub>
        <mo stretchy="false">=</mo>
        <mn>7.5</mn>
      </mrow>
      <mi>μ</mi>
      <mi>C</mi>
    </mrow>
    <annotation encoding="StarMath 5.0">Q_2=7.5%mu C</annotation>
  </semantics>
</math>
</file>

<file path=Object 3/content.xml><?xml version="1.0" encoding="utf-8"?>
<math xmlns="http://www.w3.org/1998/Math/MathML" display="block">
  <semantics>
    <mrow>
      <mn>2.5</mn>
      <mi>m</mi>
    </mrow>
    <annotation encoding="StarMath 5.0">2.5 m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row>
          <mn>7.5</mn>
          <mo stretchy="false">×</mo>
          <msup>
            <mn>10</mn>
            <mrow>
              <mo stretchy="false">−</mo>
              <mn>9</mn>
            </mrow>
          </msup>
        </mrow>
      </mrow>
      <mi>m</mi>
    </mrow>
    <annotation encoding="StarMath 5.0">r=7.5times10^-9 m</annotation>
  </semantics>
</math>
</file>

<file path=Object 5/content.xml><?xml version="1.0" encoding="utf-8"?>
<math xmlns="http://www.w3.org/1998/Math/MathML" display="block">
  <semantics>
    <mrow>
      <mn>12</mn>
      <mi>V</mi>
    </mrow>
    <annotation encoding="StarMath 5.0">12 V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n>100</mn>
      </mrow>
      <mi mathvariant="italic">pF</mi>
    </mrow>
    <annotation encoding="StarMath 5.0">C=100pF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